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ontserrat" svg:font-family="Montserrat, Lato, Arial, sans-serif"/>
    <style:font-face style:name="OpenSymbol" svg:font-family="OpenSymbol"/>
    <style:font-face style:name="Tahoma1" svg:font-family="Tahoma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padding="0.049cm" fo:border="0.002cm solid #e5e7eb"/>
    </style:style>
    <style:style style:name="P9" style:family="paragraph" style:parent-style-name="Text_20_body" style:list-style-name="L1">
      <style:paragraph-properties fo:margin-top="0cm" fo:margin-bottom="0cm" fo:padding="0.049cm" fo:border="0.002cm solid #e5e7eb"/>
    </style:style>
    <style:style style:name="P10" style:family="paragraph" style:parent-style-name="Text_20_body">
      <style:paragraph-properties fo:padding="0.049cm" fo:border="0.002cm solid #e5e7eb"/>
    </style:style>
    <style:style style:name="T1" style:family="text">
      <style:text-properties fo:font-variant="normal" fo:text-transform="none" fo:color="#13343b" style:font-name="fkGroteskNeue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ix de la marque pour uniformiser la solution</text:p>
      <text:p text:style-name="Standard">Dell VS HPE</text:p>
      <text:p text:style-name="Standard"/>
      <text:p text:style-name="Standard"/>
      <text:p text:style-name="P4">SAN</text:p>
      <text:p text:style-name="Standard"/>
      <text:p text:style-name="P1">SAN <text:s/>HPE MSA 2060 VS Dell EMC ME4 series</text:p>
      <text:p text:style-name="Standard"/>
      <text:p text:style-name="Standard">HPE MSA 2060 ( 395,000 IOPS )</text:p>
      <text:p text:style-name="Standard"/>
      <text:list xml:id="list5688299045704043256" text:style-name="L3">
        <text:list-item>
          <text:p text:style-name="P2">Bonne scalabilité</text:p>
        </text:list-item>
        <text:list-item>
          <text:p text:style-name="P2">déploiement facilité</text:p>
        </text:list-item>
        <text:list-item>
          <text:p text:style-name="P2">Real-time data tiering </text:p>
        </text:list-item>
        <text:list-item>
          <text:p text:style-name="P2">Bonne performance Fiber Channel</text:p>
        </text:list-item>
        <text:list-item>
          <text:p text:style-name="P2">bon rapport qualité prix</text:p>
        </text:list-item>
      </text:list>
      <text:p text:style-name="Standard"/>
      <text:p text:style-name="Standard">Dell </text:p>
      <text:p text:style-name="Standard"/>
      <text:list xml:id="list2728893322052172233" text:style-name="L4">
        <text:list-item>
          <text:p text:style-name="P3">Très bon support </text:p>
        </text:list-item>
        <text:list-item>
          <text:p text:style-name="P3">Très bien documenté</text:p>
        </text:list-item>
        <text:list-item>
          <text:p text:style-name="P3">Mais beaucoup plus cher (X2)</text:p>
        </text:list-item>
      </text:list>
      <text:p text:style-name="Standard"/>
      <text:p text:style-name="Standard"/>
      <text:p text:style-name="P4">Serveur</text:p>
      <text:p text:style-name="P5"/>
      <text:p text:style-name="Standard">HPE ProLiant DL160 Gen10 5218 vs Dell EMC PowerEdge R750xs</text:p>
      <text:p text:style-name="Standard"/>
      <text:p text:style-name="Standard"/>
      <text:p text:style-name="Standard">Dell </text:p>
      <text:p text:style-name="Standard"/>
      <text:list xml:id="list31567305" text:continue-numbering="true" text:style-name="L4">
        <text:list-item>
          <text:p text:style-name="P3">Très bon support </text:p>
        </text:list-item>
        <text:list-item>
          <text:p text:style-name="P3">Très bien documenté</text:p>
        </text:list-item>
        <text:list-item>
          <text:p text:style-name="P6">Mais beaucoup plus cher (X2 X3)</text:p>
        </text:list-item>
      </text:list>
      <text:p text:style-name="P5"/>
      <text:p text:style-name="P5">HPE</text:p>
      <text:p text:style-name="P5"/>
      <text:list xml:id="list1471166352508359551" text:style-name="L5">
        <text:list-item>
          <text:p text:style-name="P7">Modèle quasi équivalent en Performance</text:p>
        </text:list-item>
        <text:list-item>
          <text:p text:style-name="P7">bon rapport qualité pr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ontserrat" svg:font-family="Montserrat, Lato, Arial, sans-serif"/>
    <style:font-face style:name="OpenSymbol" svg:font-family="OpenSymbol"/>
    <style:font-face style:name="Tahoma1" svg:font-family="Tahoma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13S</meta:editing-duration>
    <meta:editing-cycles>4</meta:editing-cycles>
    <meta:generator>OpenOffice/4.1.8$Win32 OpenOffice.org_project/418m3$Build-9803</meta:generator>
    <dc:date>2024-02-15T11:32:14.50</dc:date>
    <dc:creator>Thierry Corlieto</dc:creator>
    <meta:document-statistic meta:table-count="0" meta:image-count="0" meta:object-count="0" meta:page-count="1" meta:paragraph-count="23" meta:word-count="102" meta:character-count="529"/>
    <meta:user-defined meta:name="Info 1"/>
    <meta:user-defined meta:name="Info 2"/>
    <meta:user-defined meta:name="Info 3"/>
    <meta:user-defined meta:name="Info 4"/>
  </office:meta>
</office:document-meta>
</file>